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a7c05c" style:family="table-column">
      <style:table-column-properties fo:break-before="auto" style:column-width="5.099cm"/>
    </style:style>
    <style:style style:name="co2" style:family="table-column">
      <style:table-column-properties fo:break-before="auto" style:column-width="2.258cm"/>
    </style:style>
    <style:style style:name="ae58d2f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62a228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acb885f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aa7c05c" table:number-columns-repeated="5" table:default-cell-style-name="ce4"/>
        <table:table-column table:style-name="co2" table:default-cell-style-name="Default"/>
        <table:table-column table:style-name="co2" table:default-cell-style-name="ce5"/>
        <table:table-row table:style-name="ae58d2f">
          <table:table-cell table:style-name="ce3" office:value-type="string">
            <text:p>Pair Id</text:p>
          </table:table-cell>
          <table:table-cell table:style-name="ce3" office:value-type="string">
            <text:p>IC&lt;randoop&gt;</text:p>
          </table:table-cell>
          <table:table-cell table:style-name="ce3" office:value-type="string">
            <text:p>EIC&lt;randoop&gt;</text:p>
          </table:table-cell>
          <table:table-cell table:style-name="ce3" office:value-type="string">
            <text:p>IC&lt;evosuite&gt;</text:p>
          </table:table-cell>
          <table:table-cell table:style-name="ce3" office:value-type="string">
            <text:p>EIC&lt;evosuite&gt;</text:p>
          </table:table-cell>
          <table:table-cell table:style-name="ce3" office:value-type="string">
            <text:p>Expected ?</text:p>
          </table:table-cell>
          <table:table-cell table:style-name="Default"/>
        </table:table-row>
        <table:table-row table:style-name="ro2">
          <table:table-cell office:value-type="string">
            <text:p>branch0.0</text:p>
          </table:table-cell>
          <table:table-cell table:number-columns-repeated="4" office:value-type="string">
            <text:p>Refinement</text:p>
          </table:table-cell>
          <table:table-cell/>
          <table:table-cell office:value-type="string">
            <text:p>NO-IC</text:p>
          </table:table-cell>
        </table:table-row>
        <table:table-row table:style-name="ro2">
          <table:table-cell office:value-type="string">
            <text:p>branch1.0</text:p>
          </table:table-cell>
          <table:table-cell table:number-columns-repeated="4" office:value-type="string">
            <text:p>Refinement</text:p>
          </table:table-cell>
          <table:table-cell/>
          <table:table-cell office:value-type="string">
            <text:p>NO-IC</text:p>
          </table:table-cell>
        </table:table-row>
        <table:table-row table:style-name="ro2">
          <table:table-cell office:value-type="string">
            <text:p>branch2.0</text:p>
          </table:table-cell>
          <table:table-cell table:number-columns-repeated="4" office:value-type="string">
            <text:p>Refinement</text:p>
          </table:table-cell>
          <table:table-cell/>
          <table:table-cell office:value-type="string">
            <text:p>NO-IC</text:p>
          </table:table-cell>
        </table:table-row>
        <table:table-row table:style-name="ro2">
          <table:table-cell office:value-type="string">
            <text:p>branch3.0</text:p>
          </table:table-cell>
          <table:table-cell table:style-name="Default"/>
          <table:table-cell table:style-name="ce5" office:value-type="string">
            <text:p>Do not Compil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branch4.0</text:p>
          </table:table-cell>
          <table:table-cell table:number-columns-repeated="4" office:value-type="string">
            <text:p>Refinement</text:p>
          </table:table-cell>
          <table:table-cell/>
          <table:table-cell office:value-type="string">
            <text:p>NO-IC</text:p>
          </table:table-cell>
        </table:table-row>
        <table:table-row table:style-name="ro2">
          <table:table-cell office:value-type="string">
            <text:p>branch5.0</text:p>
          </table:table-cell>
          <table:table-cell table:number-columns-repeated="4" office:value-type="string">
            <text:p>Refinement</text:p>
          </table:table-cell>
          <table:table-cell/>
          <table:table-cell office:value-type="string">
            <text:p>NO-IC</text:p>
          </table:table-cell>
        </table:table-row>
        <table:table-row table:style-name="ro2">
          <table:table-cell office:value-type="string">
            <text:p>branch6.0</text:p>
          </table:table-cell>
          <table:table-cell table:style-name="Default"/>
          <table:table-cell table:style-name="ce5" office:value-type="string">
            <text:p>Do not Compile</text:p>
          </table:table-cell>
          <table:table-cell table:style-name="Default" table:number-columns-repeated="2"/>
          <table:table-cell/>
          <table:table-cell table:style-name="Default"/>
        </table:table-row>
      </table:table>
      <table:table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row table:style-name="ae58d2f">
          <table:table-cell office:string-value="Pair Id" office:value-type="string" table:style-name="acb885f">
            <text:p>Pair Id</text:p>
          </table:table-cell>
          <table:table-cell office:string-value="IC&lt;randoop&gt;" office:value-type="string" table:style-name="acb885f">
            <text:p>IC&lt;randoop&gt;</text:p>
          </table:table-cell>
          <table:table-cell office:string-value="EIC&lt;randoop&gt;" office:value-type="string" table:style-name="acb885f">
            <text:p>EIC&lt;randoop&gt;</text:p>
          </table:table-cell>
          <table:table-cell office:string-value="IC&lt;evosuite&gt;" office:value-type="string" table:style-name="acb885f">
            <text:p>IC&lt;evosuite&gt;</text:p>
          </table:table-cell>
          <table:table-cell office:string-value="EIC&lt;evosuite&gt;" office:value-type="string" table:style-name="acb885f">
            <text:p>EIC&lt;evosuite&gt;</text:p>
          </table:table-cell>
        </table:table-row>
        <table:table-row table:style-name="">
          <table:table-cell office:string-value="branch0.0" office:value-type="string" table:style-name="">
            <text:p>branch0.0</text:p>
          </table:table-cell>
          <table:table-cell office:string-value="517" office:value-type="string" table:style-name="">
            <text:p>517</text:p>
          </table:table-cell>
          <table:table-cell office:string-value="517" office:value-type="string" table:style-name="">
            <text:p>517</text:p>
          </table:table-cell>
          <table:table-cell office:string-value="517" office:value-type="string" table:style-name="">
            <text:p>517</text:p>
          </table:table-cell>
          <table:table-cell office:string-value="517" office:value-type="string" table:style-name="">
            <text:p>517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404" office:value-type="string" table:style-name="">
            <text:p>404</text:p>
          </table:table-cell>
          <table:table-cell office:string-value="404" office:value-type="string" table:style-name="">
            <text:p>404</text:p>
          </table:table-cell>
          <table:table-cell office:string-value="404" office:value-type="string" table:style-name="">
            <text:p>404</text:p>
          </table:table-cell>
          <table:table-cell office:string-value="404" office:value-type="string" table:style-name="">
            <text:p>404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58" office:value-type="string" table:style-name="">
            <text:p>58</text:p>
          </table:table-cell>
          <table:table-cell office:string-value="58" office:value-type="string" table:style-name="">
            <text:p>58</text:p>
          </table:table-cell>
          <table:table-cell office:string-value="58" office:value-type="string" table:style-name="">
            <text:p>58</text:p>
          </table:table-cell>
          <table:table-cell office:string-value="58" office:value-type="string" table:style-name="">
            <text:p>58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2" office:value-type="string" table:style-name="">
            <text:p>2</text:p>
          </table:table-cell>
          <table:table-cell office:string-value="2" office:value-type="string" table:style-name="">
            <text:p>2</text:p>
          </table:table-cell>
          <table:table-cell office:string-value="2" office:value-type="string" table:style-name="">
            <text:p>2</text:p>
          </table:table-cell>
          <table:table-cell office:string-value="2" office:value-type="string" table:style-name="">
            <text:p>2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2" office:value-type="string" table:style-name="">
            <text:p>2</text:p>
          </table:table-cell>
          <table:table-cell office:string-value="2" office:value-type="string" table:style-name="">
            <text:p>2</text:p>
          </table:table-cell>
          <table:table-cell office:string-value="2" office:value-type="string" table:style-name="">
            <text:p>2</text:p>
          </table:table-cell>
          <table:table-cell office:string-value="2" office:value-type="string" table:style-name="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10-13T16:19:04</dc:date>
    <dc:creator>Jefferson Almeida</dc:creator>
    <meta:editing-duration>P0D</meta:editing-duration>
    <meta:editing-cycles>3</meta:editing-cycles>
    <meta:document-statistic meta:table-count="2" meta:cell-count="70" meta:object-count="0"/>
    <meta:user-defined meta:name="Info 1"/>
    <meta:user-defined meta:name="Info 2"/>
    <meta:user-defined meta:name="Info 3"/>
    <meta:user-defined meta:name="Info 4"/>
  </office:meta>
</office:document-meta>
</file>